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e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string" calcext:value-type="string">
            <text:p>00_4_8_2_0</text:p>
          </table:table-cell>
          <table:table-cell office:value-type="float" office:value="456.265" calcext:value-type="float">
            <text:p>456.265</text:p>
          </table:table-cell>
          <table:table-cell office:value-type="float" office:value="203964416" calcext:value-type="float">
            <text:p>203964416</text:p>
          </table:table-cell>
          <table:table-cell office:value-type="float" office:value="0.943130016326904" calcext:value-type="float">
            <text:p>0.943130016326904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office:value-type="float" office:value="492.192" calcext:value-type="float">
            <text:p>492.192</text:p>
          </table:table-cell>
          <table:table-cell office:value-type="float" office:value="175362048" calcext:value-type="float">
            <text:p>175362048</text:p>
          </table:table-cell>
          <table:table-cell office:value-type="float" office:value="0.464430093765259" calcext:value-type="float">
            <text:p>0.464430093765259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office:value-type="float" office:value="490.602" calcext:value-type="float">
            <text:p>490.602</text:p>
          </table:table-cell>
          <table:table-cell office:value-type="float" office:value="208916480" calcext:value-type="float">
            <text:p>208916480</text:p>
          </table:table-cell>
          <table:table-cell office:value-type="float" office:value="0.694836139678955" calcext:value-type="float">
            <text:p>0.694836139678955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office:value-type="float" office:value="771.758" calcext:value-type="float">
            <text:p>771.758</text:p>
          </table:table-cell>
          <table:table-cell office:value-type="float" office:value="253779968" calcext:value-type="float">
            <text:p>253779968</text:p>
          </table:table-cell>
          <table:table-cell office:value-type="float" office:value="7.59499192237854" calcext:value-type="float">
            <text:p>7.59499192237854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office:value-type="float" office:value="509.567" calcext:value-type="float">
            <text:p>509.567</text:p>
          </table:table-cell>
          <table:table-cell office:value-type="float" office:value="275574784" calcext:value-type="float">
            <text:p>275574784</text:p>
          </table:table-cell>
          <table:table-cell office:value-type="float" office:value="5.02192282676697" calcext:value-type="float">
            <text:p>5.02192282676697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office:value-type="float" office:value="388.908" calcext:value-type="float">
            <text:p>388.908</text:p>
          </table:table-cell>
          <table:table-cell office:value-type="float" office:value="212426752" calcext:value-type="float">
            <text:p>212426752</text:p>
          </table:table-cell>
          <table:table-cell office:value-type="float" office:value="0.682285070419312" calcext:value-type="float">
            <text:p>0.682285070419312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office:value-type="float" office:value="435.398" calcext:value-type="float">
            <text:p>435.398</text:p>
          </table:table-cell>
          <table:table-cell office:value-type="float" office:value="193024000" calcext:value-type="float">
            <text:p>193024000</text:p>
          </table:table-cell>
          <table:table-cell office:value-type="float" office:value="0.275266170501709" calcext:value-type="float">
            <text:p>0.275266170501709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office:value-type="float" office:value="490.741" calcext:value-type="float">
            <text:p>490.741</text:p>
          </table:table-cell>
          <table:table-cell office:value-type="float" office:value="225267712" calcext:value-type="float">
            <text:p>225267712</text:p>
          </table:table-cell>
          <table:table-cell office:value-type="float" office:value="1.18361186981201" calcext:value-type="float">
            <text:p>1.18361186981201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office:value-type="float" office:value="549.053" calcext:value-type="float">
            <text:p>549.053</text:p>
          </table:table-cell>
          <table:table-cell office:value-type="float" office:value="294596608" calcext:value-type="float">
            <text:p>294596608</text:p>
          </table:table-cell>
          <table:table-cell office:value-type="float" office:value="20.7463409900665" calcext:value-type="float">
            <text:p>20.7463409900665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584.834" calcext:value-type="float">
            <text:p>584.834</text:p>
          </table:table-cell>
          <table:table-cell office:value-type="float" office:value="267554816" calcext:value-type="float">
            <text:p>267554816</text:p>
          </table:table-cell>
          <table:table-cell office:value-type="float" office:value="4.02908301353455" calcext:value-type="float">
            <text:p>4.02908301353455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office:value-type="float" office:value="509.391" calcext:value-type="float">
            <text:p>509.391</text:p>
          </table:table-cell>
          <table:table-cell office:value-type="float" office:value="296939520" calcext:value-type="float">
            <text:p>296939520</text:p>
          </table:table-cell>
          <table:table-cell office:value-type="float" office:value="17.3196790218353" calcext:value-type="float">
            <text:p>17.3196790218353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office:value-type="float" office:value="325.859" calcext:value-type="float">
            <text:p>325.859</text:p>
          </table:table-cell>
          <table:table-cell office:value-type="float" office:value="234795008" calcext:value-type="float">
            <text:p>234795008</text:p>
          </table:table-cell>
          <table:table-cell office:value-type="float" office:value="1.74505305290222" calcext:value-type="float">
            <text:p>1.74505305290222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office:value-type="float" office:value="603.586" calcext:value-type="float">
            <text:p>603.586</text:p>
          </table:table-cell>
          <table:table-cell office:value-type="float" office:value="287731712" calcext:value-type="float">
            <text:p>287731712</text:p>
          </table:table-cell>
          <table:table-cell office:value-type="float" office:value="5.90366291999817" calcext:value-type="float">
            <text:p>5.90366291999817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office:value-type="float" office:value="688.57" calcext:value-type="float">
            <text:p>688.57</text:p>
          </table:table-cell>
          <table:table-cell office:value-type="float" office:value="308281344" calcext:value-type="float">
            <text:p>308281344</text:p>
          </table:table-cell>
          <table:table-cell office:value-type="float" office:value="19.3048319816589" calcext:value-type="float">
            <text:p>19.3048319816589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office:value-type="float" office:value="588.793" calcext:value-type="float">
            <text:p>588.793</text:p>
          </table:table-cell>
          <table:table-cell office:value-type="float" office:value="277909504" calcext:value-type="float">
            <text:p>277909504</text:p>
          </table:table-cell>
          <table:table-cell office:value-type="float" office:value="11.360652923584" calcext:value-type="float">
            <text:p>11.360652923584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office:value-type="float" office:value="478.398" calcext:value-type="float">
            <text:p>478.398</text:p>
          </table:table-cell>
          <table:table-cell office:value-type="float" office:value="228483072" calcext:value-type="float">
            <text:p>228483072</text:p>
          </table:table-cell>
          <table:table-cell office:value-type="float" office:value="1.65183901786804" calcext:value-type="float">
            <text:p>1.65183901786804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office:value-type="float" office:value="897.861" calcext:value-type="float">
            <text:p>897.861</text:p>
          </table:table-cell>
          <table:table-cell office:value-type="float" office:value="323608576" calcext:value-type="float">
            <text:p>323608576</text:p>
          </table:table-cell>
          <table:table-cell office:value-type="float" office:value="16.999330997467" calcext:value-type="float">
            <text:p>16.999330997467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office:value-type="float" office:value="393.027" calcext:value-type="float">
            <text:p>393.027</text:p>
          </table:table-cell>
          <table:table-cell office:value-type="float" office:value="190996480" calcext:value-type="float">
            <text:p>190996480</text:p>
          </table:table-cell>
          <table:table-cell office:value-type="float" office:value="0.299740791320801" calcext:value-type="float">
            <text:p>0.299740791320801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office:value-type="float" office:value="361.088" calcext:value-type="float">
            <text:p>361.088</text:p>
          </table:table-cell>
          <table:table-cell office:value-type="float" office:value="304050176" calcext:value-type="float">
            <text:p>304050176</text:p>
          </table:table-cell>
          <table:table-cell office:value-type="float" office:value="11.8951468467712" calcext:value-type="float">
            <text:p>11.8951468467712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office:value-type="float" office:value="1122.346" calcext:value-type="float">
            <text:p>1122.346</text:p>
          </table:table-cell>
          <table:table-cell office:value-type="float" office:value="264417280" calcext:value-type="float">
            <text:p>264417280</text:p>
          </table:table-cell>
          <table:table-cell office:value-type="float" office:value="3.23677682876587" calcext:value-type="float">
            <text:p>3.23677682876587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office:value-type="float" office:value="622.384" calcext:value-type="float">
            <text:p>622.384</text:p>
          </table:table-cell>
          <table:table-cell office:value-type="float" office:value="227696640" calcext:value-type="float">
            <text:p>227696640</text:p>
          </table:table-cell>
          <table:table-cell office:value-type="float" office:value="0.868477821350098" calcext:value-type="float">
            <text:p>0.868477821350098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office:value-type="float" office:value="480.698" calcext:value-type="float">
            <text:p>480.698</text:p>
          </table:table-cell>
          <table:table-cell office:value-type="float" office:value="272166912" calcext:value-type="float">
            <text:p>272166912</text:p>
          </table:table-cell>
          <table:table-cell office:value-type="float" office:value="8.26439905166626" calcext:value-type="float">
            <text:p>8.26439905166626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office:value-type="float" office:value="668.21" calcext:value-type="float">
            <text:p>668.21</text:p>
          </table:table-cell>
          <table:table-cell office:value-type="float" office:value="283840512" calcext:value-type="float">
            <text:p>283840512</text:p>
          </table:table-cell>
          <table:table-cell office:value-type="float" office:value="6.25700378417969" calcext:value-type="float">
            <text:p>6.25700378417969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office:value-type="float" office:value="495.97" calcext:value-type="float">
            <text:p>495.97</text:p>
          </table:table-cell>
          <table:table-cell office:value-type="float" office:value="283996160" calcext:value-type="float">
            <text:p>283996160</text:p>
          </table:table-cell>
          <table:table-cell office:value-type="float" office:value="9.14330792427063" calcext:value-type="float">
            <text:p>9.14330792427063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office:value-type="float" office:value="788.167" calcext:value-type="float">
            <text:p>788.167</text:p>
          </table:table-cell>
          <table:table-cell office:value-type="float" office:value="228540416" calcext:value-type="float">
            <text:p>228540416</text:p>
          </table:table-cell>
          <table:table-cell office:value-type="float" office:value="2.70288491249084" calcext:value-type="float">
            <text:p>2.70288491249084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office:value-type="float" office:value="749.615" calcext:value-type="float">
            <text:p>749.615</text:p>
          </table:table-cell>
          <table:table-cell office:value-type="float" office:value="353521664" calcext:value-type="float">
            <text:p>353521664</text:p>
          </table:table-cell>
          <table:table-cell office:value-type="float" office:value="32.9644141197205" calcext:value-type="float">
            <text:p>32.9644141197205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office:value-type="float" office:value="378.962" calcext:value-type="float">
            <text:p>378.962</text:p>
          </table:table-cell>
          <table:table-cell office:value-type="float" office:value="193400832" calcext:value-type="float">
            <text:p>193400832</text:p>
          </table:table-cell>
          <table:table-cell office:value-type="float" office:value="0.340395212173462" calcext:value-type="float">
            <text:p>0.340395212173462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office:value-type="float" office:value="805.366" calcext:value-type="float">
            <text:p>805.366</text:p>
          </table:table-cell>
          <table:table-cell office:value-type="float" office:value="538320896" calcext:value-type="float">
            <text:p>538320896</text:p>
          </table:table-cell>
          <table:table-cell office:value-type="float" office:value="98.0646178722382" calcext:value-type="float">
            <text:p>98.0646178722382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office:value-type="float" office:value="974.177" calcext:value-type="float">
            <text:p>974.177</text:p>
          </table:table-cell>
          <table:table-cell office:value-type="float" office:value="335187968" calcext:value-type="float">
            <text:p>335187968</text:p>
          </table:table-cell>
          <table:table-cell office:value-type="float" office:value="23.6365239620209" calcext:value-type="float">
            <text:p>23.6365239620209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office:value-type="float" office:value="535.113" calcext:value-type="float">
            <text:p>535.113</text:p>
          </table:table-cell>
          <table:table-cell office:value-type="float" office:value="285188096" calcext:value-type="float">
            <text:p>285188096</text:p>
          </table:table-cell>
          <table:table-cell office:value-type="float" office:value="8.39164710044861" calcext:value-type="float">
            <text:p>8.39164710044861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661.583" calcext:value-type="float">
            <text:p>661.583</text:p>
          </table:table-cell>
          <table:table-cell office:value-type="float" office:value="341336064" calcext:value-type="float">
            <text:p>341336064</text:p>
          </table:table-cell>
          <table:table-cell office:value-type="float" office:value="28.9037408828735" calcext:value-type="float">
            <text:p>28.9037408828735</text:p>
          </table:table-cell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545.724" calcext:value-type="float">
            <text:p>545.724</text:p>
          </table:table-cell>
          <table:table-cell office:value-type="float" office:value="298291200" calcext:value-type="float">
            <text:p>298291200</text:p>
          </table:table-cell>
          <table:table-cell office:value-type="float" office:value="18.7794969081879" calcext:value-type="float">
            <text:p>18.7794969081879</text:p>
          </table:table-cell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795.096" calcext:value-type="float">
            <text:p>795.096</text:p>
          </table:table-cell>
          <table:table-cell office:value-type="float" office:value="533798912" calcext:value-type="float">
            <text:p>533798912</text:p>
          </table:table-cell>
          <table:table-cell office:value-type="float" office:value="111.140444993973" calcext:value-type="float">
            <text:p>111.140444993973</text:p>
          </table:table-cell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839.503" calcext:value-type="float">
            <text:p>839.503</text:p>
          </table:table-cell>
          <table:table-cell office:value-type="float" office:value="365170688" calcext:value-type="float">
            <text:p>365170688</text:p>
          </table:table-cell>
          <table:table-cell office:value-type="float" office:value="40.877748966217" calcext:value-type="float">
            <text:p>40.877748966217</text:p>
          </table:table-cell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423.041" calcext:value-type="float">
            <text:p>423.041</text:p>
          </table:table-cell>
          <table:table-cell office:value-type="float" office:value="221741056" calcext:value-type="float">
            <text:p>221741056</text:p>
          </table:table-cell>
          <table:table-cell office:value-type="float" office:value="0.846318006515503" calcext:value-type="float">
            <text:p>0.846318006515503</text:p>
          </table:table-cell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580.767" calcext:value-type="float">
            <text:p>580.767</text:p>
          </table:table-cell>
          <table:table-cell office:value-type="float" office:value="827727872" calcext:value-type="float">
            <text:p>827727872</text:p>
          </table:table-cell>
          <table:table-cell office:value-type="float" office:value="790.261636018753" calcext:value-type="float">
            <text:p>790.261636018753</text:p>
          </table:table-cell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728.106" calcext:value-type="float">
            <text:p>728.106</text:p>
          </table:table-cell>
          <table:table-cell office:value-type="float" office:value="264536064" calcext:value-type="float">
            <text:p>264536064</text:p>
          </table:table-cell>
          <table:table-cell office:value-type="float" office:value="2.88543200492859" calcext:value-type="float">
            <text:p>2.88543200492859</text:p>
          </table:table-cell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792.954" calcext:value-type="float">
            <text:p>792.954</text:p>
          </table:table-cell>
          <table:table-cell office:value-type="float" office:value="344973312" calcext:value-type="float">
            <text:p>344973312</text:p>
          </table:table-cell>
          <table:table-cell office:value-type="float" office:value="45.9902350902557" calcext:value-type="float">
            <text:p>45.9902350902557</text:p>
          </table:table-cell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467.9" calcext:value-type="float">
            <text:p>467.9</text:p>
          </table:table-cell>
          <table:table-cell office:value-type="float" office:value="204115968" calcext:value-type="float">
            <text:p>204115968</text:p>
          </table:table-cell>
          <table:table-cell office:value-type="float" office:value="1.28329610824585" calcext:value-type="float">
            <text:p>1.28329610824585</text:p>
          </table:table-cell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730.069" calcext:value-type="float">
            <text:p>730.069</text:p>
          </table:table-cell>
          <table:table-cell office:value-type="float" office:value="215232512" calcext:value-type="float">
            <text:p>215232512</text:p>
          </table:table-cell>
          <table:table-cell office:value-type="float" office:value="1.31903481483459" calcext:value-type="float">
            <text:p>1.31903481483459</text:p>
          </table:table-cell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635.016" calcext:value-type="float">
            <text:p>635.016</text:p>
          </table:table-cell>
          <table:table-cell office:value-type="float" office:value="358531072" calcext:value-type="float">
            <text:p>358531072</text:p>
          </table:table-cell>
          <table:table-cell office:value-type="float" office:value="45.0675392150879" calcext:value-type="float">
            <text:p>45.0675392150879</text:p>
          </table:table-cell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697.743" calcext:value-type="float">
            <text:p>697.743</text:p>
          </table:table-cell>
          <table:table-cell office:value-type="float" office:value="292360192" calcext:value-type="float">
            <text:p>292360192</text:p>
          </table:table-cell>
          <table:table-cell office:value-type="float" office:value="17.4032821655273" calcext:value-type="float">
            <text:p>17.4032821655273</text:p>
          </table:table-cell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676.086" calcext:value-type="float">
            <text:p>676.086</text:p>
          </table:table-cell>
          <table:table-cell office:value-type="float" office:value="198594560" calcext:value-type="float">
            <text:p>198594560</text:p>
          </table:table-cell>
          <table:table-cell office:value-type="float" office:value="0.651620149612427" calcext:value-type="float">
            <text:p>0.651620149612427</text:p>
          </table:table-cell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602.584" calcext:value-type="float">
            <text:p>602.584</text:p>
          </table:table-cell>
          <table:table-cell office:value-type="float" office:value="417935360" calcext:value-type="float">
            <text:p>417935360</text:p>
          </table:table-cell>
          <table:table-cell office:value-type="float" office:value="64.4046680927277" calcext:value-type="float">
            <text:p>64.4046680927277</text:p>
          </table:table-cell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861.094" calcext:value-type="float">
            <text:p>861.094</text:p>
          </table:table-cell>
          <table:table-cell office:value-type="float" office:value="291577856" calcext:value-type="float">
            <text:p>291577856</text:p>
          </table:table-cell>
          <table:table-cell office:value-type="float" office:value="7.23540711402893" calcext:value-type="float">
            <text:p>7.23540711402893</text:p>
          </table:table-cell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877.256" calcext:value-type="float">
            <text:p>877.256</text:p>
          </table:table-cell>
          <table:table-cell office:value-type="float" office:value="311238656" calcext:value-type="float">
            <text:p>311238656</text:p>
          </table:table-cell>
          <table:table-cell office:value-type="float" office:value="17.6025919914246" calcext:value-type="float">
            <text:p>17.6025919914246</text:p>
          </table:table-cell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737.782" calcext:value-type="float">
            <text:p>737.782</text:p>
          </table:table-cell>
          <table:table-cell office:value-type="float" office:value="930168832" calcext:value-type="float">
            <text:p>930168832</text:p>
          </table:table-cell>
          <table:table-cell office:value-type="float" office:value="487.542750120163" calcext:value-type="float">
            <text:p>487.542750120163</text:p>
          </table:table-cell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673.076" calcext:value-type="float">
            <text:p>673.076</text:p>
          </table:table-cell>
          <table:table-cell office:value-type="float" office:value="277319680" calcext:value-type="float">
            <text:p>277319680</text:p>
          </table:table-cell>
          <table:table-cell office:value-type="float" office:value="3.71670603752136" calcext:value-type="float">
            <text:p>3.71670603752136</text:p>
          </table:table-cell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1009.014" calcext:value-type="float">
            <text:p>1009.014</text:p>
          </table:table-cell>
          <table:table-cell office:value-type="float" office:value="421937152" calcext:value-type="float">
            <text:p>421937152</text:p>
          </table:table-cell>
          <table:table-cell office:value-type="float" office:value="44.4846248626709" calcext:value-type="float">
            <text:p>44.4846248626709</text:p>
          </table:table-cell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680.266" calcext:value-type="float">
            <text:p>680.266</text:p>
          </table:table-cell>
          <table:table-cell office:value-type="float" office:value="306528256" calcext:value-type="float">
            <text:p>306528256</text:p>
          </table:table-cell>
          <table:table-cell office:value-type="float" office:value="32.7234179973602" calcext:value-type="float">
            <text:p>32.7234179973602</text:p>
          </table:table-cell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560.516" calcext:value-type="float">
            <text:p>560.516</text:p>
          </table:table-cell>
          <table:table-cell office:value-type="float" office:value="253960192" calcext:value-type="float">
            <text:p>253960192</text:p>
          </table:table-cell>
          <table:table-cell office:value-type="float" office:value="2.35052609443665" calcext:value-type="float">
            <text:p>2.35052609443665</text:p>
          </table:table-cell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503.239" calcext:value-type="float">
            <text:p>503.239</text:p>
          </table:table-cell>
          <table:table-cell office:value-type="float" office:value="281837568" calcext:value-type="float">
            <text:p>281837568</text:p>
          </table:table-cell>
          <table:table-cell office:value-type="float" office:value="7.05494785308838" calcext:value-type="float">
            <text:p>7.05494785308838</text:p>
          </table:table-cell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780.212" calcext:value-type="float">
            <text:p>780.212</text:p>
          </table:table-cell>
          <table:table-cell office:value-type="float" office:value="407261184" calcext:value-type="float">
            <text:p>407261184</text:p>
          </table:table-cell>
          <table:table-cell office:value-type="float" office:value="44.4157161712647" calcext:value-type="float">
            <text:p>44.4157161712647</text:p>
          </table:table-cell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444.477" calcext:value-type="float">
            <text:p>444.477</text:p>
          </table:table-cell>
          <table:table-cell office:value-type="float" office:value="269426688" calcext:value-type="float">
            <text:p>269426688</text:p>
          </table:table-cell>
          <table:table-cell office:value-type="float" office:value="3.02691793441772" calcext:value-type="float">
            <text:p>3.02691793441772</text:p>
          </table:table-cell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798.699" calcext:value-type="float">
            <text:p>798.699</text:p>
          </table:table-cell>
          <table:table-cell office:value-type="float" office:value="318267392" calcext:value-type="float">
            <text:p>318267392</text:p>
          </table:table-cell>
          <table:table-cell office:value-type="float" office:value="22.1814408302307" calcext:value-type="float">
            <text:p>22.1814408302307</text:p>
          </table:table-cell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781.912" calcext:value-type="float">
            <text:p>781.912</text:p>
          </table:table-cell>
          <table:table-cell office:value-type="float" office:value="254431232" calcext:value-type="float">
            <text:p>254431232</text:p>
          </table:table-cell>
          <table:table-cell office:value-type="float" office:value="2.46972417831421" calcext:value-type="float">
            <text:p>2.46972417831421</text:p>
          </table:table-cell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834.045" calcext:value-type="float">
            <text:p>834.045</text:p>
          </table:table-cell>
          <table:table-cell office:value-type="float" office:value="242098176" calcext:value-type="float">
            <text:p>242098176</text:p>
          </table:table-cell>
          <table:table-cell office:value-type="float" office:value="1.78300094604492" calcext:value-type="float">
            <text:p>1.78300094604492</text:p>
          </table:table-cell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642.939" calcext:value-type="float">
            <text:p>642.939</text:p>
          </table:table-cell>
          <table:table-cell office:value-type="float" office:value="225325056" calcext:value-type="float">
            <text:p>225325056</text:p>
          </table:table-cell>
          <table:table-cell office:value-type="float" office:value="1.74309921264648" calcext:value-type="float">
            <text:p>1.74309921264648</text:p>
          </table:table-cell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888.297" calcext:value-type="float">
            <text:p>888.297</text:p>
          </table:table-cell>
          <table:table-cell office:value-type="float" office:value="267829248" calcext:value-type="float">
            <text:p>267829248</text:p>
          </table:table-cell>
          <table:table-cell office:value-type="float" office:value="2.9962260723114" calcext:value-type="float">
            <text:p>2.9962260723114</text:p>
          </table:table-cell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481.966" calcext:value-type="float">
            <text:p>481.966</text:p>
          </table:table-cell>
          <table:table-cell office:value-type="float" office:value="284164096" calcext:value-type="float">
            <text:p>284164096</text:p>
          </table:table-cell>
          <table:table-cell office:value-type="float" office:value="7.35906195640564" calcext:value-type="float">
            <text:p>7.35906195640564</text:p>
          </table:table-cell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970.135" calcext:value-type="float">
            <text:p>970.135</text:p>
          </table:table-cell>
          <table:table-cell office:value-type="float" office:value="1253965824" calcext:value-type="float">
            <text:p>1253965824</text:p>
          </table:table-cell>
          <table:table-cell office:value-type="float" office:value="441.697568893433" calcext:value-type="float">
            <text:p>441.697568893433</text:p>
          </table:table-cell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955.259" calcext:value-type="float">
            <text:p>955.259</text:p>
          </table:table-cell>
          <table:table-cell office:value-type="float" office:value="3255939072" calcext:value-type="float">
            <text:p>3255939072</text:p>
          </table:table-cell>
          <table:table-cell office:value-type="float" office:value="1861.4045779705" calcext:value-type="float">
            <text:p>1861.4045779705</text:p>
          </table:table-cell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716.602" calcext:value-type="float">
            <text:p>716.602</text:p>
          </table:table-cell>
          <table:table-cell office:value-type="float" office:value="2258812928" calcext:value-type="float">
            <text:p>2258812928</text:p>
          </table:table-cell>
          <table:table-cell office:value-type="float" office:value="1192.12558293343" calcext:value-type="float">
            <text:p>1192.12558293343</text:p>
          </table:table-cell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628.439" calcext:value-type="float">
            <text:p>628.439</text:p>
          </table:table-cell>
          <table:table-cell office:value-type="float" office:value="669532160" calcext:value-type="float">
            <text:p>669532160</text:p>
          </table:table-cell>
          <table:table-cell office:value-type="float" office:value="210.359834909439" calcext:value-type="float">
            <text:p>210.359834909439</text:p>
          </table:table-cell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785.843" calcext:value-type="float">
            <text:p>785.843</text:p>
          </table:table-cell>
          <table:table-cell office:value-type="float" office:value="245936128" calcext:value-type="float">
            <text:p>245936128</text:p>
          </table:table-cell>
          <table:table-cell office:value-type="float" office:value="2.25354814529419" calcext:value-type="float">
            <text:p>2.25354814529419</text:p>
          </table:table-cell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720.805" calcext:value-type="float">
            <text:p>720.805</text:p>
          </table:table-cell>
          <table:table-cell office:value-type="float" office:value="374661120" calcext:value-type="float">
            <text:p>374661120</text:p>
          </table:table-cell>
          <table:table-cell office:value-type="float" office:value="44.5424749851227" calcext:value-type="float">
            <text:p>44.5424749851227</text:p>
          </table:table-cell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908.728" calcext:value-type="float">
            <text:p>908.728</text:p>
          </table:table-cell>
          <table:table-cell office:value-type="float" office:value="571248640" calcext:value-type="float">
            <text:p>571248640</text:p>
          </table:table-cell>
          <table:table-cell office:value-type="float" office:value="198.702692985535" calcext:value-type="float">
            <text:p>198.702692985535</text:p>
          </table:table-cell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895.244" calcext:value-type="float">
            <text:p>895.244</text:p>
          </table:table-cell>
          <table:table-cell office:value-type="float" office:value="2864615424" calcext:value-type="float">
            <text:p>2864615424</text:p>
          </table:table-cell>
          <table:table-cell office:value-type="float" office:value="1357.71587991714" calcext:value-type="float">
            <text:p>1357.71587991714</text:p>
          </table:table-cell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757.324" calcext:value-type="float">
            <text:p>757.324</text:p>
          </table:table-cell>
          <table:table-cell office:value-type="float" office:value="1001631744" calcext:value-type="float">
            <text:p>1001631744</text:p>
          </table:table-cell>
          <table:table-cell office:value-type="float" office:value="552.51898598671" calcext:value-type="float">
            <text:p>552.51898598671</text:p>
          </table:table-cell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1014.806" calcext:value-type="float">
            <text:p>1014.806</text:p>
          </table:table-cell>
          <table:table-cell office:value-type="float" office:value="3079524352" calcext:value-type="float">
            <text:p>3079524352</text:p>
          </table:table-cell>
          <table:table-cell office:value-type="float" office:value="1770.76362991333" calcext:value-type="float">
            <text:p>1770.76362991333</text:p>
          </table:table-cell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760.817" calcext:value-type="float">
            <text:p>760.817</text:p>
          </table:table-cell>
          <table:table-cell office:value-type="float" office:value="324612096" calcext:value-type="float">
            <text:p>324612096</text:p>
          </table:table-cell>
          <table:table-cell office:value-type="float" office:value="17.3331120014191" calcext:value-type="float">
            <text:p>17.3331120014191</text:p>
          </table:table-cell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853.4" calcext:value-type="float">
            <text:p>853.4</text:p>
          </table:table-cell>
          <table:table-cell office:value-type="float" office:value="2004197376" calcext:value-type="float">
            <text:p>2004197376</text:p>
          </table:table-cell>
          <table:table-cell office:value-type="float" office:value="890.170519828796" calcext:value-type="float">
            <text:p>890.170519828796</text:p>
          </table:table-cell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968.21" calcext:value-type="float">
            <text:p>968.21</text:p>
          </table:table-cell>
          <table:table-cell office:value-type="float" office:value="1980260352" calcext:value-type="float">
            <text:p>1980260352</text:p>
          </table:table-cell>
          <table:table-cell office:value-type="float" office:value="730.91806101799" calcext:value-type="float">
            <text:p>730.91806101799</text:p>
          </table:table-cell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875.699" calcext:value-type="float">
            <text:p>875.699</text:p>
          </table:table-cell>
          <table:table-cell office:value-type="float" office:value="3510964224" calcext:value-type="float">
            <text:p>3510964224</text:p>
          </table:table-cell>
          <table:table-cell office:value-type="float" office:value="1452.34062600136" calcext:value-type="float">
            <text:p>1452.34062600136</text:p>
          </table:table-cell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648.667" calcext:value-type="float">
            <text:p>648.667</text:p>
          </table:table-cell>
          <table:table-cell office:value-type="float" office:value="544026624" calcext:value-type="float">
            <text:p>544026624</text:p>
          </table:table-cell>
          <table:table-cell office:value-type="float" office:value="139.22750210762" calcext:value-type="float">
            <text:p>139.22750210762</text:p>
          </table:table-cell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866.925" calcext:value-type="float">
            <text:p>866.925</text:p>
          </table:table-cell>
          <table:table-cell office:value-type="float" office:value="227123200" calcext:value-type="float">
            <text:p>227123200</text:p>
          </table:table-cell>
          <table:table-cell office:value-type="float" office:value="2.19005703926086" calcext:value-type="float">
            <text:p>2.19005703926086</text:p>
          </table:table-cell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746.996" calcext:value-type="float">
            <text:p>746.996</text:p>
          </table:table-cell>
          <table:table-cell office:value-type="float" office:value="2422583296" calcext:value-type="float">
            <text:p>2422583296</text:p>
          </table:table-cell>
          <table:table-cell office:value-type="float" office:value="1513.0366601944" calcext:value-type="float">
            <text:p>1513.0366601944</text:p>
          </table:table-cell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1038.859" calcext:value-type="float">
            <text:p>1038.859</text:p>
          </table:table-cell>
          <table:table-cell office:value-type="float" office:value="646844416" calcext:value-type="float">
            <text:p>646844416</text:p>
          </table:table-cell>
          <table:table-cell office:value-type="float" office:value="123.342849969864" calcext:value-type="float">
            <text:p>123.342849969864</text:p>
          </table:table-cell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639.749" calcext:value-type="float">
            <text:p>639.749</text:p>
          </table:table-cell>
          <table:table-cell office:value-type="float" office:value="279482368" calcext:value-type="float">
            <text:p>279482368</text:p>
          </table:table-cell>
          <table:table-cell office:value-type="float" office:value="4.84594893455505" calcext:value-type="float">
            <text:p>4.84594893455505</text:p>
          </table:table-cell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872.517" calcext:value-type="float">
            <text:p>872.517</text:p>
          </table:table-cell>
          <table:table-cell office:value-type="float" office:value="1944109056" calcext:value-type="float">
            <text:p>1944109056</text:p>
          </table:table-cell>
          <table:table-cell office:value-type="float" office:value="977.307050943375" calcext:value-type="float">
            <text:p>977.307050943375</text:p>
          </table:table-cell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929.961" calcext:value-type="float">
            <text:p>929.961</text:p>
          </table:table-cell>
          <table:table-cell office:value-type="float" office:value="2715734016" calcext:value-type="float">
            <text:p>2715734016</text:p>
          </table:table-cell>
          <table:table-cell office:value-type="float" office:value="1892.31743788719" calcext:value-type="float">
            <text:p>1892.31743788719</text:p>
          </table:table-cell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574.225" calcext:value-type="float">
            <text:p>574.225</text:p>
          </table:table-cell>
          <table:table-cell office:value-type="float" office:value="280293376" calcext:value-type="float">
            <text:p>280293376</text:p>
          </table:table-cell>
          <table:table-cell office:value-type="float" office:value="6.71744108200073" calcext:value-type="float">
            <text:p>6.71744108200073</text:p>
          </table:table-cell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830.898" calcext:value-type="float">
            <text:p>830.898</text:p>
          </table:table-cell>
          <table:table-cell office:value-type="float" office:value="393203712" calcext:value-type="float">
            <text:p>393203712</text:p>
          </table:table-cell>
          <table:table-cell office:value-type="float" office:value="44.8209619522095" calcext:value-type="float">
            <text:p>44.8209619522095</text:p>
          </table:table-cell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855.734" calcext:value-type="float">
            <text:p>855.734</text:p>
          </table:table-cell>
          <table:table-cell office:value-type="float" office:value="1049419776" calcext:value-type="float">
            <text:p>1049419776</text:p>
          </table:table-cell>
          <table:table-cell office:value-type="float" office:value="288.256860971451" calcext:value-type="float">
            <text:p>288.256860971451</text:p>
          </table:table-cell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966.813" calcext:value-type="float">
            <text:p>966.813</text:p>
          </table:table-cell>
          <table:table-cell office:value-type="float" office:value="1786580992" calcext:value-type="float">
            <text:p>1786580992</text:p>
          </table:table-cell>
          <table:table-cell office:value-type="float" office:value="1358.71026086807" calcext:value-type="float">
            <text:p>1358.71026086807</text:p>
          </table:table-cell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951.956" calcext:value-type="float">
            <text:p>951.956</text:p>
          </table:table-cell>
          <table:table-cell office:value-type="float" office:value="15470497792" calcext:value-type="float">
            <text:p>15470497792</text:p>
          </table:table-cell>
          <table:table-cell office:value-type="float" office:value="8778.78383302689" calcext:value-type="float">
            <text:p>8778.78383302689</text:p>
          </table:table-cell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484.378" calcext:value-type="float">
            <text:p>484.378</text:p>
          </table:table-cell>
          <table:table-cell office:value-type="float" office:value="289107968" calcext:value-type="float">
            <text:p>289107968</text:p>
          </table:table-cell>
          <table:table-cell office:value-type="float" office:value="5.76448488235474" calcext:value-type="float">
            <text:p>5.76448488235474</text:p>
          </table:table-cell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758.429" calcext:value-type="float">
            <text:p>758.429</text:p>
          </table:table-cell>
          <table:table-cell office:value-type="float" office:value="626765824" calcext:value-type="float">
            <text:p>626765824</text:p>
          </table:table-cell>
          <table:table-cell office:value-type="float" office:value="131.126778125763" calcext:value-type="float">
            <text:p>131.126778125763</text:p>
          </table:table-cell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1051.933" calcext:value-type="float">
            <text:p>1051.933</text:p>
          </table:table-cell>
          <table:table-cell office:value-type="float" office:value="4523532288" calcext:value-type="float">
            <text:p>4523532288</text:p>
          </table:table-cell>
          <table:table-cell office:value-type="float" office:value="1907.96755814552" calcext:value-type="float">
            <text:p>1907.96755814552</text:p>
          </table:table-cell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697.857" calcext:value-type="float">
            <text:p>697.857</text:p>
          </table:table-cell>
          <table:table-cell office:value-type="float" office:value="345001984" calcext:value-type="float">
            <text:p>345001984</text:p>
          </table:table-cell>
          <table:table-cell office:value-type="float" office:value="41.5792980194092" calcext:value-type="float">
            <text:p>41.5792980194092</text:p>
          </table:table-cell>
        </table:table-row>
      </table:table>
      <table:named-expressions/>
      <table:database-ranges>
        <table:database-range table:name="__Anonymous_Sheet_DB__0" table:target-range-address="compare_results.A1:compare_results.D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7T11:14:24.041296664</dc:date>
    <meta:editing-duration>PT34S</meta:editing-duration>
    <meta:editing-cycles>1</meta:editing-cycles>
    <meta:document-statistic meta:table-count="1" meta:cell-count="364" meta:object-count="0"/>
    <meta:generator>LibreOffice/6.4.7.2$Linux_X86_64 LibreOffice_project/40$Build-2</meta:generator>
  </office:meta>
</office:document-meta>
</file>